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fo:text-align="start" style:justify-single-word="false"/>
      <style:text-properties fo:font-style="normal" style:font-style-asian="normal" style:font-style-complex="normal"/>
    </style:style>
    <style:style style:name="P3" style:family="paragraph" style:parent-style-name="Standard" style:list-style-name="L1">
      <style:paragraph-properties fo:text-align="start" style:justify-single-word="false"/>
      <style:text-properties fo:font-style="normal" style:font-style-asian="normal" style:font-style-complex="normal"/>
    </style:style>
    <style:style style:name="P4" style:family="paragraph" style:parent-style-name="Standard">
      <style:paragraph-properties fo:line-height="200%"/>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center" style:justify-single-word="false"/>
    </style:style>
    <style:style style:name="P7" style:family="paragraph" style:parent-style-name="Standard" style:list-style-name="L1">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2015-01-12</text:p>
      <text:p text:style-name="P1">Thesis Question: to what extent was the Arab Israeli War of 1948 a defensive war on the part of the Israelis?</text:p>
      <text:p text:style-name="P6"><text:span text:style-name="T2">Section D</text:span></text:p>
      <text:p text:style-name="P5"><text:span text:style-name="T2"><text:tab/>The Arab Israeli War of 1948 reflected and continued the conflict between the Jews and the surrounding Arabs, both within and outside of the Palestinian territory. <text:s/>In the early stages of the war, nearly all perspectives concur on the Hagana's explicit defensive strategy against the Palestinian Arabs. <text:s/>However, some sources indicate that the Yishuv changed strategies after the first months of war with the purpose of going on the offensive, expelling the Arabs, and ultimately controlling territory outside the allotted UN partition territory designated for Israel. <text:s/>Other sources claim that the Hagana was forced to implement an offensive campaign in order to firmly establish transportation routes between urban centers, protect isolated Jewish settlements, and prepare for an impending invasion of Arab troops. <text:s/>While the evidence available from the war corroborates the Hagana's change in strategy from defensive to offensive, it also indicates that the Hagana intended only to secure transportation routes, Jewish settlements, and prepare for other Arab countries to invade the territory. <text:s/>Extreme terrorist groups (such as LHI and IZL ) did commit horrendous acts against Arab populations, but these acts were ultimately not the main driving force behind the mass exodus of Palestinian Arabs.</text:span></text:p>
      <text:p text:style-name="P5"><text:span text:style-name="T2"><text:tab/>By the end of the year 1947, the UN partition resolution was released, and preliminary acts of violence were beginning in Palestine. <text:s/>According to the Institute for Middle East Understanding, the Jewish leadership had no intention of following the UN partition plan and was instead planning to take over the Palestinian territory by force</text:span><text:span text:style-name="T2"><text:note text:id="ftn0" text:note-class="footnote"><text:note-citation>1</text:note-citation><text:note-body><text:p text:style-name="Footnote">Nabka thing</text:p></text:note-body></text:note></text:span><text:span text:style-name="T2">. <text:s/>Jewish paramilitary groups such as IZL and LHI intensified </text:span><text:soft-page-break/><text:span text:style-name="T2">their attacks against Arabs and British soldiers early on in the conflict, thus clearly displaying an unprovoked offensive strategy from the beginning of the war</text:span><text:span text:style-name="T2"><text:note text:id="ftn1" text:note-class="footnote"><text:note-citation>2</text:note-citation><text:note-body><text:p text:style-name="Footnote">Nabka thing again (ibid)</text:p></text:note-body></text:note></text:span><text:span text:style-name="T2">. <text:s/>Already by December of 1947, only two months into the war, 75,000 Palestinian Arabs were displaced from their homes.</text:span></text:p>
      <text:p text:style-name="P5"><text:span text:style-name="T2"><text:tab/>The statements above from the Institute for Middle East Understanding are not wholly accurate and do not reflect the entire situation during the war. <text:s/>As claimed by Benny Morris, the Yishuv accepted the UN partition resolution and, for the first months of the war, held a purely defensive position against Arab attacks</text:span><text:span text:style-name="T2"><text:note text:id="ftn2" text:note-class="footnote"><text:note-citation>3</text:note-citation><text:note-body><text:p text:style-name="Footnote">Benny Morris book</text:p></text:note-body></text:note></text:span><text:span text:style-name="T2">. <text:s/>Acts of Arab aggression were met with limited retaliation on the part of the Hagana, although other groups such as IZL and LHI were too difficult and extremist to control. <text:s/>And while it is true that tens of thousands of Palestinians had left their homes by the end of 1947, it was less due to Israeli aggression than a host of other factors: most of the Palestinian leaders had fled the territory in late 1947, leaving the Palestinian people without leadership or organization; the Arab economy was debilitated from the start of the conflict, in part from the lack of organization and preparation surrounding economic policy; and the Palestinian Arabs, including most other people on both sides of the conflict, initially believed that the conflict would only last a matter of weeks, after which they could move back to their homes</text:span><text:span text:style-name="T2"><text:note text:id="ftn3" text:note-class="footnote"><text:note-citation>4</text:note-citation><text:note-body><text:p text:style-name="Footnote">Pappe and Morris (probably Pappe)</text:p></text:note-body></text:note></text:span><text:span text:style-name="T2">. <text:s/>Even when the Hagana implemented the new Plan Dalet, the large majority of Palestinian exodus was not due to forced expulsion, but instead preceded confrontation with the Jews. <text:s/>Of the confrontations and forced removals of Palestinians, Plan Dalet was often interpreted at the local level, allowing more extreme reactions/actions towards Palestinians. <text:s/>Ultimately, however, there was no coherent plan on the part of Israel to uproot the existing Palestinian population.</text:span></text:p>
      <text:p text:style-name="P5"><text:span text:style-name="T2"/></text:p>
      <text:list xml:id="list5738993802584782717" text:style-name="L1">
        <text:list-item>
          <text:p text:style-name="P7">2-2.5 pages of analysis</text:p>
        </text:list-item>
        <text:list-item>
          <text:p text:style-name="P7">present two competing historiographies (from section C)</text:p>
        </text:list-item>
        <text:list-item>
          <text:p text:style-name="P7">can bring in other sources in addition to two above</text:p>
        </text:list-item>
        <text:list-item>
          <text:p text:style-name="P7">after presentation, present personal answer, <text:span text:style-name="T1">support</text:span> <text:span text:style-name="T1">conclusions with research</text:span></text:p>
        </text:list-item>
        <text:list-item>
          <text:p text:style-name="P3"><text:soft-page-break/>no new data, statistics, information</text:p>
        </text:list-item>
        <text:list-item>
          <text:p text:style-name="P2"><text:span text:style-name="T2">first and last paragraph should answer thesis (like bookends)</text:span></text:p>
        </text:list-item>
      </text:list>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5-01-12T21:44:21</dc:date>
    <dc:creator>Will Kaufman</dc:creator>
    <meta:editing-duration>PT7H22M40S</meta:editing-duration>
    <meta:editing-cycles>389</meta:editing-cycles>
    <meta:generator>OpenOffice/4.1.1$Unix OpenOffice.org_project/411m6$Build-9775</meta:generator>
    <meta:document-statistic meta:table-count="0" meta:image-count="0" meta:object-count="0" meta:page-count="3" meta:paragraph-count="19" meta:word-count="667" meta:character-count="4176"/>
  </office:meta>
</office:document-meta>
</file>